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e70ea" officeooo:paragraph-rsid="001e70ea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1e70ea" officeooo:paragraph-rsid="001e70e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20f5d0" officeooo:paragraph-rsid="0020f5d0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20f5d0" officeooo:paragraph-rsid="0020f5d0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24b049" officeooo:paragraph-rsid="0024b049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285fa2" officeooo:paragraph-rsid="00285fa2" style:font-size-asian="12pt" style:font-weight-asian="normal" style:font-size-complex="12pt" style:font-weight-complex="normal"/>
    </style:style>
    <style:style style:name="T1" style:family="text">
      <style:text-properties officeooo:rsid="001f76c5"/>
    </style:style>
    <style:style style:name="T2" style:family="text">
      <style:text-properties officeooo:rsid="0022eea9"/>
    </style:style>
    <style:style style:name="T3" style:family="text">
      <style:text-properties officeooo:rsid="00267318"/>
    </style:style>
    <style:style style:name="T4" style:family="text">
      <style:text-properties officeooo:rsid="0029b1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work 1: The cost of computing.</text:p>
      <text:p text:style-name="P1"/>
      <text:p text:style-name="P2">It is often difficult to understand how much large scale computing costs. <text:s/><text:span text:style-name="T1">Purchase cost of a cluster is only part of the cost to deploy a resource. <text:s/>You are a new research computing hire at A&amp;L University which has no current research computing center. <text:s/>You have priced out a single rack of SMELL™ branded computers. These 20 computers cost $5000 each and require 3 amps at 120 Volts AC.</text:span></text:p>
      <text:p text:style-name="P2"/>
      <text:p text:style-name="P3">1) The power consumed by a server is the supplied voltage times the amperage, how much power must be supplied to the rack to run the computers?</text:p>
      <text:p text:style-name="P3"/>
      <text:p text:style-name="P3"/>
      <text:p text:style-name="P3"/>
      <text:p text:style-name="P3">2) <text:s/>Almost all the power used by these computers is exhausted out the back as heated air. <text:s/><text:span text:style-name="T2">Determine the heat produced by these servers, all running at 3 amps. <text:s/>A rule of thumb is that the air conditioning required by a computer room will consume twice the power remove waste heat. <text:s/>Thus 1 Watt of waste heat from the servers require 2 Watts of power to be used by the cooling system to remove it. <text:s/>What is the power needed by the air conditioning system to cool the above cluster?</text:span></text:p>
      <text:p text:style-name="P5"/>
      <text:p text:style-name="P5"/>
      <text:p text:style-name="P5">3) <text:s/>Computer Room Air Conditioning (CRAC) units are not sold <text:span text:style-name="T3">or rated </text:span>by how many Watts they can cool but rather is rated by <text:span text:style-name="T3">tons of cooling. <text:s/>How many tons of cooling is needed to cool this room?</text:span></text:p>
      <text:p text:style-name="P5"/>
      <text:p text:style-name="P5"/>
      <text:p text:style-name="P6">4) <text:s/>If a kilowatt-hour of power costs about 9 cents, how much does it cost to power and cool this computer <text:span text:style-name="T4">for a day</text:span>? <text:s/><text:span text:style-name="T4">For a year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0:52:45.488020076</meta:creation-date>
    <meta:editing-duration>PT24M11S</meta:editing-duration>
    <meta:editing-cycles>2</meta:editing-cycles>
    <meta:generator>LibreOffice/5.1.6.2.0$Linux_X86_64 LibreOffice_project/10$Build-2</meta:generator>
    <dc:date>2017-07-31T16:53:12.671785473</dc:date>
    <meta:document-statistic meta:table-count="0" meta:image-count="0" meta:object-count="0" meta:page-count="1" meta:paragraph-count="6" meta:word-count="257" meta:character-count="1372" meta:non-whitespace-character-count="1109"/>
  </office:meta>
</office:document-meta>
</file>